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color="#629755" style:text-outline="false" style:text-line-through-style="none" style:text-line-through-type="none" style:font-name="Source Code Pr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62.56pt" svg:y="750.5pt">
            <loext:p draw:notify-on-update-of-ranges="Sheet1.A63:Sheet1.A72 Sheet1.B63:Sheet1.B72 Sheet1.A63:Sheet1.A72 Sheet1.F63:Sheet1.F72 Sheet1.A63:Sheet1.A72 Sheet1.D63:Sheet1.D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9.04pt" svg:y="1158.6pt">
            <loext:p draw:notify-on-update-of-ranges="Sheet1.A85:Sheet1.A85 Sheet1.A86:Sheet1.A131 Sheet1.B86:Sheet1.B131 Sheet1.D86:Sheet1.D131 Sheet1.A86:Sheet1.A131 Sheet1.F86:Sheet1.F131 Sheet1.A86:Sheet1.A1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RREL([.B1:.B10];[.A1:.A10])" office:value-type="float" office:value="0.609393686772609" calcext:value-type="float">
            <text:p>0.6093936868</text:p>
          </table:table-cell>
          <table:table-cell table:number-columns-repeated="10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table:formula="of:=AVERAGE([.A1:.A10])" office:value-type="float" office:value="8.6" calcext:value-type="float">
            <text:p>8.6</text:p>
          </table:table-cell>
          <table:table-cell table:formula="of:=AVERAGE([.B1:.B10])"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tempx</text:p>
          </table:table-cell>
          <table:table-cell office:value-type="string" calcext:value-type="string">
            <text:p>tempy</text:p>
          </table:table-cell>
          <table:table-cell office:value-type="string" calcext:value-type="string">
            <text:p>tempxy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[.B1]-5.5" office:value-type="float" office:value="-4.5" calcext:value-type="float">
            <text:p>-4.5</text:p>
          </table:table-cell>
          <table:table-cell table:style-name="ce1" table:formula="of:=[.A1]-8.6" office:value-type="float" office:value="-0.6" calcext:value-type="float">
            <text:p>-0.6</text:p>
          </table:table-cell>
          <table:table-cell table:formula="of:=[.F19]*[.G19]" office:value-type="float" office:value="2.7" calcext:value-type="float">
            <text:p>2.7</text:p>
          </table:table-cell>
          <table:table-cell table:formula="of:=([.F19]^2)*([.G19]^2)" office:value-type="float" office:value="7.28999999999999" calcext:value-type="float">
            <text:p>7.29</text:p>
          </table:table-cell>
          <table:table-cell table:formula="of:=[.H19]^2" office:value-type="float" office:value="7.28999999999999" calcext:value-type="float">
            <text:p>7.2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B2]-5.5" office:value-type="float" office:value="-3.5" calcext:value-type="float">
            <text:p>-3.5</text:p>
          </table:table-cell>
          <table:table-cell table:style-name="ce1" table:formula="of:=[.A2]-8.6" office:value-type="float" office:value="0.4" calcext:value-type="float">
            <text:p>0.4</text:p>
          </table:table-cell>
          <table:table-cell table:formula="of:=[.F20]*[.G20]" office:value-type="float" office:value="-1.4" calcext:value-type="float">
            <text:p>-1.4</text:p>
          </table:table-cell>
          <table:table-cell table:formula="of:=([.F20]^2)*([.G20]^2)" office:value-type="float" office:value="1.96" calcext:value-type="float">
            <text:p>1.96</text:p>
          </table:table-cell>
          <table:table-cell table:formula="of:=[.H20]^2" office:value-type="float" office:value="1.96" calcext:value-type="float">
            <text:p>1.96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B3]-5.5" office:value-type="float" office:value="-2.5" calcext:value-type="float">
            <text:p>-2.5</text:p>
          </table:table-cell>
          <table:table-cell table:style-name="ce1" table:formula="of:=[.A3]-8.6" office:value-type="float" office:value="-1.6" calcext:value-type="float">
            <text:p>-1.6</text:p>
          </table:table-cell>
          <table:table-cell table:formula="of:=[.F21]*[.G21]" office:value-type="float" office:value="4" calcext:value-type="float">
            <text:p>4</text:p>
          </table:table-cell>
          <table:table-cell table:formula="of:=([.F21]^2)*([.G21]^2)" office:value-type="float" office:value="16" calcext:value-type="float">
            <text:p>16</text:p>
          </table:table-cell>
          <table:table-cell table:formula="of:=[.H21]^2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B4]-5.5" office:value-type="float" office:value="-1.5" calcext:value-type="float">
            <text:p>-1.5</text:p>
          </table:table-cell>
          <table:table-cell table:style-name="ce1" table:formula="of:=[.A4]-8.6" office:value-type="float" office:value="-2.6" calcext:value-type="float">
            <text:p>-2.6</text:p>
          </table:table-cell>
          <table:table-cell table:formula="of:=[.F22]*[.G22]" office:value-type="float" office:value="3.9" calcext:value-type="float">
            <text:p>3.9</text:p>
          </table:table-cell>
          <table:table-cell table:formula="of:=([.F22]^2)*([.G22]^2)" office:value-type="float" office:value="15.21" calcext:value-type="float">
            <text:p>15.21</text:p>
          </table:table-cell>
          <table:table-cell table:formula="of:=[.H22]^2" office:value-type="float" office:value="15.21" calcext:value-type="float">
            <text:p>15.21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B5]-5.5" office:value-type="float" office:value="-0.5" calcext:value-type="float">
            <text:p>-0.5</text:p>
          </table:table-cell>
          <table:table-cell table:style-name="ce1" table:formula="of:=[.A5]-8.6" office:value-type="float" office:value="-0.6" calcext:value-type="float">
            <text:p>-0.6</text:p>
          </table:table-cell>
          <table:table-cell table:formula="of:=[.F23]*[.G23]" office:value-type="float" office:value="0.3" calcext:value-type="float">
            <text:p>0.3</text:p>
          </table:table-cell>
          <table:table-cell table:formula="of:=([.F23]^2)*([.G23]^2)" office:value-type="float" office:value="0.0899999999999999" calcext:value-type="float">
            <text:p>0.09</text:p>
          </table:table-cell>
          <table:table-cell table:formula="of:=[.H23]^2" office:value-type="float" office:value="0.0899999999999999" calcext:value-type="float">
            <text:p>0.0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B6]-5.5" office:value-type="float" office:value="0.5" calcext:value-type="float">
            <text:p>0.5</text:p>
          </table:table-cell>
          <table:table-cell table:style-name="ce1" table:formula="of:=[.A6]-8.6" office:value-type="float" office:value="1.4" calcext:value-type="float">
            <text:p>1.4</text:p>
          </table:table-cell>
          <table:table-cell table:formula="of:=[.F24]*[.G24]" office:value-type="float" office:value="0.7" calcext:value-type="float">
            <text:p>0.7</text:p>
          </table:table-cell>
          <table:table-cell table:formula="of:=([.F24]^2)*([.G24]^2)" office:value-type="float" office:value="0.49" calcext:value-type="float">
            <text:p>0.49</text:p>
          </table:table-cell>
          <table:table-cell table:formula="of:=[.H24]^2" office:value-type="float" office:value="0.49" calcext:value-type="float">
            <text:p>0.4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B7]-5.5" office:value-type="float" office:value="1.5" calcext:value-type="float">
            <text:p>1.5</text:p>
          </table:table-cell>
          <table:table-cell table:style-name="ce1" table:formula="of:=[.A7]-8.6" office:value-type="float" office:value="0.4" calcext:value-type="float">
            <text:p>0.4</text:p>
          </table:table-cell>
          <table:table-cell table:formula="of:=[.F25]*[.G25]" office:value-type="float" office:value="0.600000000000001" calcext:value-type="float">
            <text:p>0.6</text:p>
          </table:table-cell>
          <table:table-cell table:formula="of:=([.F25]^2)*([.G25]^2)" office:value-type="float" office:value="0.360000000000001" calcext:value-type="float">
            <text:p>0.36</text:p>
          </table:table-cell>
          <table:table-cell table:formula="of:=[.H25]^2" office:value-type="float" office:value="0.360000000000001" calcext:value-type="float">
            <text:p>0.36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B8]-5.5" office:value-type="float" office:value="2.5" calcext:value-type="float">
            <text:p>2.5</text:p>
          </table:table-cell>
          <table:table-cell table:style-name="ce1" table:formula="of:=[.A8]-8.6" office:value-type="float" office:value="-0.6" calcext:value-type="float">
            <text:p>-0.6</text:p>
          </table:table-cell>
          <table:table-cell table:formula="of:=[.F26]*[.G26]" office:value-type="float" office:value="-1.5" calcext:value-type="float">
            <text:p>-1.5</text:p>
          </table:table-cell>
          <table:table-cell table:formula="of:=([.F26]^2)*([.G26]^2)" office:value-type="float" office:value="2.25" calcext:value-type="float">
            <text:p>2.25</text:p>
          </table:table-cell>
          <table:table-cell table:formula="of:=[.H26]^2" office:value-type="float" office:value="2.25" calcext:value-type="float">
            <text:p>2.2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B9]-5.5" office:value-type="float" office:value="3.5" calcext:value-type="float">
            <text:p>3.5</text:p>
          </table:table-cell>
          <table:table-cell table:style-name="ce1" table:formula="of:=[.A9]-8.6" office:value-type="float" office:value="1.4" calcext:value-type="float">
            <text:p>1.4</text:p>
          </table:table-cell>
          <table:table-cell table:formula="of:=[.F27]*[.G27]" office:value-type="float" office:value="4.9" calcext:value-type="float">
            <text:p>4.9</text:p>
          </table:table-cell>
          <table:table-cell table:formula="of:=([.F27]^2)*([.G27]^2)" office:value-type="float" office:value="24.01" calcext:value-type="float">
            <text:p>24.01</text:p>
          </table:table-cell>
          <table:table-cell table:formula="of:=[.H27]^2" office:value-type="float" office:value="24.01" calcext:value-type="float">
            <text:p>24.01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B10]-5.5" office:value-type="float" office:value="4.5" calcext:value-type="float">
            <text:p>4.5</text:p>
          </table:table-cell>
          <table:table-cell table:style-name="ce1" table:formula="of:=[.A10]-8.6" office:value-type="float" office:value="2.4" calcext:value-type="float">
            <text:p>2.4</text:p>
          </table:table-cell>
          <table:table-cell table:formula="of:=[.F28]*[.G28]" office:value-type="float" office:value="10.8" calcext:value-type="float">
            <text:p>10.8</text:p>
          </table:table-cell>
          <table:table-cell table:formula="of:=([.F28]^2)*([.G28]^2)" office:value-type="float" office:value="116.64" calcext:value-type="float">
            <text:p>116.64</text:p>
          </table:table-cell>
          <table:table-cell table:formula="of:=[.H28]^2" office:value-type="float" office:value="116.64" calcext:value-type="float">
            <text:p>116.64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formula="of:=SUM([.H19:.H28])" office:value-type="float" office:value="25" calcext:value-type="float">
            <text:p>25</text:p>
          </table:table-cell>
          <table:table-cell table:formula="of:=SUM([.I19:.I28])" office:value-type="float" office:value="184.3" calcext:value-type="float">
            <text:p>184.3</text:p>
          </table:table-cell>
          <table:table-cell table:formula="of:=SQRT([.G30])" office:value-type="float" office:value="13.5757136092362" calcext:value-type="float">
            <text:p>13.5757136092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F30]/[.H30]" office:value-type="float" office:value="1.8415238211118" calcext:value-type="float">
            <text:p>1.8415238211</text:p>
          </table:table-cell>
          <table:table-cell table:number-columns-repeated="9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3"/>
          <table:table-cell table:formula="of:=CORREL([.B1:.B10];[.A1:.A10])" office:value-type="float" office:value="0.609393686772609" calcext:value-type="float">
            <text:p>0.6093936868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formula="of:=[.G38]*[.H3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G39]*[.H39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formula="of:=[.G40]*[.H40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table:formula="of:=[.G41]*[.H41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formula="of:=[.G42]*[.H42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columns-repeated="2" office:value-type="float" office:value="6" calcext:value-type="float">
            <text:p>6</text:p>
          </table:table-cell>
          <table:table-cell table:formula="of:=[.G43]*[.H43]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table:formula="of:=[.G44]*[.H44]" office:value-type="float" office:value="49" calcext:value-type="float">
            <text:p>49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Ei,j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SUM([.I38:.I44])" office:value-type="float" office:value="140" calcext:value-type="float">
            <text:p>140</text:p>
          </table:table-cell>
          <table:table-cell table:number-columns-repeated="11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44</text:p>
          </table:table-cell>
          <table:table-cell office:value-type="string" calcext:value-type="string">
            <text:p>y44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y1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0.303030303030303*[.A63]" office:value-type="float" office:value="0.303030303030303" calcext:value-type="float">
            <text:p>0.303030303</text:p>
          </table:table-cell>
          <table:table-cell table:formula="of:=[.C63]+7.6969696969697" office:value-type="float" office:value="8" calcext:value-type="float">
            <text:p>8</text:p>
          </table:table-cell>
          <table:table-cell table:formula="of:=0.303030303030303*[.A63]" office:value-type="float" office:value="0.303030303030303" calcext:value-type="float">
            <text:p>0.303030303</text:p>
          </table:table-cell>
          <table:table-cell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0.303030303030303*[.A64]" office:value-type="float" office:value="0.606060606060606" calcext:value-type="float">
            <text:p>0.6060606061</text:p>
          </table:table-cell>
          <table:table-cell table:formula="of:=[.C64]+7.6969696969697" office:value-type="float" office:value="8.3030303030303" calcext:value-type="float">
            <text:p>8.303030303</text:p>
          </table:table-cell>
          <table:table-cell table:formula="of:=0.303030303030303*[.A64]" office:value-type="float" office:value="0.606060606060606" calcext:value-type="float">
            <text:p>0.6060606061</text:p>
          </table:table-cell>
          <table:table-cell table:formula="of:=[.E64]+6.93333333333333" office:value-type="float" office:value="7.53939393939394" calcext:value-type="float">
            <text:p>7.539393939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0.303030303030303*[.A65]" office:value-type="float" office:value="0.909090909090909" calcext:value-type="float">
            <text:p>0.9090909091</text:p>
          </table:table-cell>
          <table:table-cell table:formula="of:=[.C65]+7.6969696969697" office:value-type="float" office:value="8.60606060606061" calcext:value-type="float">
            <text:p>8.6060606061</text:p>
          </table:table-cell>
          <table:table-cell table:formula="of:=0.303030303030303*[.A65]" office:value-type="float" office:value="0.909090909090909" calcext:value-type="float">
            <text:p>0.9090909091</text:p>
          </table:table-cell>
          <table:table-cell table:formula="of:=[.E65]+6.93333333333333" office:value-type="float" office:value="7.84242424242424" calcext:value-type="float">
            <text:p>7.842424242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0.303030303030303*[.A66]" office:value-type="float" office:value="1.21212121212121" calcext:value-type="float">
            <text:p>1.2121212121</text:p>
          </table:table-cell>
          <table:table-cell table:formula="of:=[.C66]+7.6969696969697" office:value-type="float" office:value="8.90909090909091" calcext:value-type="float">
            <text:p>8.9090909091</text:p>
          </table:table-cell>
          <table:table-cell table:formula="of:=0.303030303030303*[.A66]" office:value-type="float" office:value="1.21212121212121" calcext:value-type="float">
            <text:p>1.2121212121</text:p>
          </table:table-cell>
          <table:table-cell table:formula="of:=[.E66]+6.93333333333333" office:value-type="float" office:value="8.14545454545455" calcext:value-type="float">
            <text:p>8.145454545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0.303030303030303*[.A67]" office:value-type="float" office:value="1.51515151515152" calcext:value-type="float">
            <text:p>1.5151515152</text:p>
          </table:table-cell>
          <table:table-cell table:formula="of:=[.C67]+7.6969696969697" office:value-type="float" office:value="9.21212121212121" calcext:value-type="float">
            <text:p>9.2121212121</text:p>
          </table:table-cell>
          <table:table-cell table:formula="of:=0.303030303030303*[.A67]" office:value-type="float" office:value="1.51515151515152" calcext:value-type="float">
            <text:p>1.5151515152</text:p>
          </table:table-cell>
          <table:table-cell table:formula="of:=[.E67]+6.93333333333333" office:value-type="float" office:value="8.44848484848485" calcext:value-type="float">
            <text:p>8.448484848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0.303030303030303*[.A68]" office:value-type="float" office:value="1.81818181818182" calcext:value-type="float">
            <text:p>1.8181818182</text:p>
          </table:table-cell>
          <table:table-cell table:formula="of:=[.C68]+7.6969696969697" office:value-type="float" office:value="9.51515151515152" calcext:value-type="float">
            <text:p>9.5151515152</text:p>
          </table:table-cell>
          <table:table-cell table:formula="of:=0.303030303030303*[.A68]" office:value-type="float" office:value="1.81818181818182" calcext:value-type="float">
            <text:p>1.8181818182</text:p>
          </table:table-cell>
          <table:table-cell table:formula="of:=[.E68]+6.93333333333333" office:value-type="float" office:value="8.75151515151515" calcext:value-type="float">
            <text:p>8.751515151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0.303030303030303*[.A69]" office:value-type="float" office:value="2.12121212121212" calcext:value-type="float">
            <text:p>2.1212121212</text:p>
          </table:table-cell>
          <table:table-cell table:formula="of:=[.C69]+7.6969696969697" office:value-type="float" office:value="9.81818181818182" calcext:value-type="float">
            <text:p>9.8181818182</text:p>
          </table:table-cell>
          <table:table-cell table:formula="of:=0.303030303030303*[.A69]" office:value-type="float" office:value="2.12121212121212" calcext:value-type="float">
            <text:p>2.1212121212</text:p>
          </table:table-cell>
          <table:table-cell table:formula="of:=[.E69]+6.93333333333333" office:value-type="float" office:value="9.05454545454546" calcext:value-type="float">
            <text:p>9.054545454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0.303030303030303*[.A70]" office:value-type="float" office:value="2.42424242424242" calcext:value-type="float">
            <text:p>2.4242424242</text:p>
          </table:table-cell>
          <table:table-cell table:formula="of:=[.C70]+7.6969696969697" office:value-type="float" office:value="10.1212121212121" calcext:value-type="float">
            <text:p>10.1212121212</text:p>
          </table:table-cell>
          <table:table-cell table:formula="of:=0.303030303030303*[.A70]" office:value-type="float" office:value="2.42424242424242" calcext:value-type="float">
            <text:p>2.4242424242</text:p>
          </table:table-cell>
          <table:table-cell table:formula="of:=[.E70]+6.93333333333333" office:value-type="float" office:value="9.35757575757576" calcext:value-type="float">
            <text:p>9.357575757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0.303030303030303*[.A71]" office:value-type="float" office:value="2.72727272727273" calcext:value-type="float">
            <text:p>2.7272727273</text:p>
          </table:table-cell>
          <table:table-cell table:formula="of:=[.C71]+7.6969696969697" office:value-type="float" office:value="10.4242424242424" calcext:value-type="float">
            <text:p>10.4242424242</text:p>
          </table:table-cell>
          <table:table-cell table:formula="of:=0.303030303030303*[.A71]" office:value-type="float" office:value="2.72727272727273" calcext:value-type="float">
            <text:p>2.7272727273</text:p>
          </table:table-cell>
          <table:table-cell table:formula="of:=[.E71]+6.93333333333333" office:value-type="float" office:value="9.66060606060606" calcext:value-type="float">
            <text:p>9.660606060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0.303030303030303*[.A72]" office:value-type="float" office:value="3.03030303030303" calcext:value-type="float">
            <text:p>3.0303030303</text:p>
          </table:table-cell>
          <table:table-cell table:formula="of:=[.C72]+7.6969696969697" office:value-type="float" office:value="10.7272727272727" calcext:value-type="float">
            <text:p>10.7272727273</text:p>
          </table:table-cell>
          <table:table-cell table:formula="of:=0.303030303030303*[.A72]" office:value-type="float" office:value="3.03030303030303" calcext:value-type="float">
            <text:p>3.0303030303</text:p>
          </table:table-cell>
          <table:table-cell table:formula="of:=[.E72]+6.93333333333333" office:value-type="float" office:value="9.96363636363637" calcext:value-type="float">
            <text:p>9.9636363636</text:p>
          </table:table-cell>
          <table:table-cell table:number-columns-repeated="10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44</text:p>
          </table:table-cell>
          <table:table-cell office:value-type="string" calcext:value-type="string">
            <text:p>y44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y11</text:p>
          </table:table-cell>
          <table:table-cell table:number-columns-repeated="10"/>
        </table:table-row>
        <table:table-row table:style-name="ro1">
          <table:table-cell office:value-type="float" office:value="3.385" calcext:value-type="float">
            <text:p>3.385</text:p>
          </table:table-cell>
          <table:table-cell office:value-type="float" office:value="44.5" calcext:value-type="float">
            <text:p>44.5</text:p>
          </table:table-cell>
          <table:table-cell table:formula="of:=29.010856357005*[.A86]" office:value-type="float" office:value="98.2017487684619" calcext:value-type="float">
            <text:p>98.2017487685</text:p>
          </table:table-cell>
          <table:table-cell table:formula="of:=[.C86]+4360.72777649441" office:value-type="float" office:value="4458.92952526287" calcext:value-type="float">
            <text:p>4458.9295252629</text:p>
          </table:table-cell>
          <table:table-cell table:formula="of:=29.010856357005*[.A86]" office:value-type="float" office:value="98.2017487684619" calcext:value-type="float">
            <text:p>98.2017487685</text:p>
          </table:table-cell>
          <table:table-cell table:formula="of:=[.E86]-53.7017487684619" office:value-type="float" office:value="44.5" calcext:value-type="float">
            <text:p>44.5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.5" calcext:value-type="float">
            <text:p>15.5</text:p>
          </table:table-cell>
          <table:table-cell table:formula="of:=29.010856357005*[.A87]" office:value-type="float" office:value="13.9252110513624" calcext:value-type="float">
            <text:p>13.9252110514</text:p>
          </table:table-cell>
          <table:table-cell table:formula="of:=[.C87]+4360.72777649441" office:value-type="float" office:value="4374.65298754577" calcext:value-type="float">
            <text:p>4374.6529875458</text:p>
          </table:table-cell>
          <table:table-cell table:formula="of:=29.010856357005*[.A87]" office:value-type="float" office:value="13.9252110513624" calcext:value-type="float">
            <text:p>13.9252110514</text:p>
          </table:table-cell>
          <table:table-cell table:formula="of:=[.E87]-53.7017487684619" office:value-type="float" office:value="-39.7765377170995" calcext:value-type="float">
            <text:p>-39.7765377171</text:p>
          </table:table-cell>
          <table:table-cell table:number-columns-repeated="10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8.1" calcext:value-type="float">
            <text:p>8.1</text:p>
          </table:table-cell>
          <table:table-cell table:formula="of:=29.010856357005*[.A88]" office:value-type="float" office:value="39.1646560819568" calcext:value-type="float">
            <text:p>39.164656082</text:p>
          </table:table-cell>
          <table:table-cell table:formula="of:=[.C88]+4360.72777649441" office:value-type="float" office:value="4399.89243257637" calcext:value-type="float">
            <text:p>4399.8924325764</text:p>
          </table:table-cell>
          <table:table-cell table:formula="of:=29.010856357005*[.A88]" office:value-type="float" office:value="39.1646560819568" calcext:value-type="float">
            <text:p>39.164656082</text:p>
          </table:table-cell>
          <table:table-cell table:formula="of:=[.E88]-53.7017487684619" office:value-type="float" office:value="-14.5370926865052" calcext:value-type="float">
            <text:p>-14.537092686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formula="of:=29.010856357005*[.A89]" office:value-type="float" office:value="1885.70566320533" calcext:value-type="float">
            <text:p>1885.7056632053</text:p>
          </table:table-cell>
          <table:table-cell table:formula="of:=[.C89]+4360.72777649441" office:value-type="float" office:value="6246.43343969974" calcext:value-type="float">
            <text:p>6246.4334396997</text:p>
          </table:table-cell>
          <table:table-cell table:formula="of:=29.010856357005*[.A89]" office:value-type="float" office:value="1885.70566320533" calcext:value-type="float">
            <text:p>1885.7056632053</text:p>
          </table:table-cell>
          <table:table-cell table:formula="of:=[.E89]-53.7017487684619" office:value-type="float" office:value="1832.00391443686" calcext:value-type="float">
            <text:p>1832.0039144369</text:p>
          </table:table-cell>
          <table:table-cell table:number-columns-repeated="10"/>
        </table:table-row>
        <table:table-row table:style-name="ro1">
          <table:table-cell office:value-type="float" office:value="36.33" calcext:value-type="float">
            <text:p>36.33</text:p>
          </table:table-cell>
          <table:table-cell office:value-type="float" office:value="119.5" calcext:value-type="float">
            <text:p>119.5</text:p>
          </table:table-cell>
          <table:table-cell table:formula="of:=29.010856357005*[.A90]" office:value-type="float" office:value="1053.96441144999" calcext:value-type="float">
            <text:p>1053.96441145</text:p>
          </table:table-cell>
          <table:table-cell table:formula="of:=[.C90]+4360.72777649441" office:value-type="float" office:value="5414.6921879444" calcext:value-type="float">
            <text:p>5414.6921879444</text:p>
          </table:table-cell>
          <table:table-cell table:formula="of:=29.010856357005*[.A90]" office:value-type="float" office:value="1053.96441144999" calcext:value-type="float">
            <text:p>1053.96441145</text:p>
          </table:table-cell>
          <table:table-cell table:formula="of:=[.E90]-53.7017487684619" office:value-type="float" office:value="1000.26266268153" calcext:value-type="float">
            <text:p>1000.2626626815</text:p>
          </table:table-cell>
          <table:table-cell table:number-columns-repeated="10"/>
        </table:table-row>
        <table:table-row table:style-name="ro1">
          <table:table-cell office:value-type="float" office:value="27.66" calcext:value-type="float">
            <text:p>27.66</text:p>
          </table:table-cell>
          <table:table-cell office:value-type="float" office:value="1150" calcext:value-type="float">
            <text:p>1150</text:p>
          </table:table-cell>
          <table:table-cell table:formula="of:=29.010856357005*[.A91]" office:value-type="float" office:value="802.440286834758" calcext:value-type="float">
            <text:p>802.4402868348</text:p>
          </table:table-cell>
          <table:table-cell table:formula="of:=[.C91]+4360.72777649441" office:value-type="float" office:value="5163.16806332917" calcext:value-type="float">
            <text:p>5163.1680633292</text:p>
          </table:table-cell>
          <table:table-cell table:formula="of:=29.010856357005*[.A91]" office:value-type="float" office:value="802.440286834758" calcext:value-type="float">
            <text:p>802.4402868348</text:p>
          </table:table-cell>
          <table:table-cell table:formula="of:=[.E91]-53.7017487684619" office:value-type="float" office:value="748.738538066296" calcext:value-type="float">
            <text:p>748.7385380663</text:p>
          </table:table-cell>
          <table:table-cell table:number-columns-repeated="10"/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98.2" calcext:value-type="float">
            <text:p>98.2</text:p>
          </table:table-cell>
          <table:table-cell table:formula="of:=29.010856357005*[.A92]" office:value-type="float" office:value="430.230999774384" calcext:value-type="float">
            <text:p>430.2309997744</text:p>
          </table:table-cell>
          <table:table-cell table:formula="of:=[.C92]+4360.72777649441" office:value-type="float" office:value="4790.95877626879" calcext:value-type="float">
            <text:p>4790.9587762688</text:p>
          </table:table-cell>
          <table:table-cell table:formula="of:=29.010856357005*[.A92]" office:value-type="float" office:value="430.230999774384" calcext:value-type="float">
            <text:p>430.2309997744</text:p>
          </table:table-cell>
          <table:table-cell table:formula="of:=[.E92]-53.7017487684619" office:value-type="float" office:value="376.529251005922" calcext:value-type="float">
            <text:p>376.5292510059</text:p>
          </table:table-cell>
          <table:table-cell table:number-columns-repeated="10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5.5" calcext:value-type="float">
            <text:p>5.5</text:p>
          </table:table-cell>
          <table:table-cell table:formula="of:=29.010856357005*[.A93]" office:value-type="float" office:value="30.1712906112852" calcext:value-type="float">
            <text:p>30.1712906113</text:p>
          </table:table-cell>
          <table:table-cell table:formula="of:=[.C93]+4360.72777649441" office:value-type="float" office:value="4390.8990671057" calcext:value-type="float">
            <text:p>4390.8990671057</text:p>
          </table:table-cell>
          <table:table-cell table:formula="of:=29.010856357005*[.A93]" office:value-type="float" office:value="30.1712906112852" calcext:value-type="float">
            <text:p>30.1712906113</text:p>
          </table:table-cell>
          <table:table-cell table:formula="of:=[.E93]-53.7017487684619" office:value-type="float" office:value="-23.5304581571767" calcext:value-type="float">
            <text:p>-23.5304581572</text:p>
          </table:table-cell>
          <table:table-cell table:number-columns-repeated="10"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580" calcext:value-type="float">
            <text:p>580</text:p>
          </table:table-cell>
          <table:table-cell table:formula="of:=29.010856357005*[.A94]" office:value-type="float" office:value="121.555488135851" calcext:value-type="float">
            <text:p>121.5554881359</text:p>
          </table:table-cell>
          <table:table-cell table:formula="of:=[.C94]+4360.72777649441" office:value-type="float" office:value="4482.28326463026" calcext:value-type="float">
            <text:p>4482.2832646303</text:p>
          </table:table-cell>
          <table:table-cell table:formula="of:=29.010856357005*[.A94]" office:value-type="float" office:value="121.555488135851" calcext:value-type="float">
            <text:p>121.5554881359</text:p>
          </table:table-cell>
          <table:table-cell table:formula="of:=[.E94]-53.7017487684619" office:value-type="float" office:value="67.8537393673891" calcext:value-type="float">
            <text:p>67.8537393674</text:p>
          </table:table-cell>
          <table:table-cell table:number-columns-repeated="10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6.4" calcext:value-type="float">
            <text:p>6.4</text:p>
          </table:table-cell>
          <table:table-cell table:formula="of:=29.010856357005*[.A95]" office:value-type="float" office:value="12.3296139517271" calcext:value-type="float">
            <text:p>12.3296139517</text:p>
          </table:table-cell>
          <table:table-cell table:formula="of:=[.C95]+4360.72777649441" office:value-type="float" office:value="4373.05739044614" calcext:value-type="float">
            <text:p>4373.0573904461</text:p>
          </table:table-cell>
          <table:table-cell table:formula="of:=29.010856357005*[.A95]" office:value-type="float" office:value="12.3296139517271" calcext:value-type="float">
            <text:p>12.3296139517</text:p>
          </table:table-cell>
          <table:table-cell table:formula="of:=[.E95]-53.7017487684619" office:value-type="float" office:value="-41.3721348167348" calcext:value-type="float">
            <text:p>-41.3721348167</text:p>
          </table:table-cell>
          <table:table-cell table:number-columns-repeated="10"/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40" calcext:value-type="float">
            <text:p>40</text:p>
          </table:table-cell>
          <table:table-cell table:formula="of:=29.010856357005*[.A96]" office:value-type="float" office:value="2.93009649205751" calcext:value-type="float">
            <text:p>2.9300964921</text:p>
          </table:table-cell>
          <table:table-cell table:formula="of:=[.C96]+4360.72777649441" office:value-type="float" office:value="4363.65787298647" calcext:value-type="float">
            <text:p>4363.6578729865</text:p>
          </table:table-cell>
          <table:table-cell table:formula="of:=29.010856357005*[.A96]" office:value-type="float" office:value="2.93009649205751" calcext:value-type="float">
            <text:p>2.9300964921</text:p>
          </table:table-cell>
          <table:table-cell table:formula="of:=[.E96]-53.7017487684619" office:value-type="float" office:value="-50.7716522764044" calcext:value-type="float">
            <text:p>-50.771652276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.7" calcext:value-type="float">
            <text:p>5.7</text:p>
          </table:table-cell>
          <table:table-cell table:formula="of:=29.010856357005*[.A97]" office:value-type="float" office:value="26.6899878484446" calcext:value-type="float">
            <text:p>26.6899878484</text:p>
          </table:table-cell>
          <table:table-cell table:formula="of:=[.C97]+4360.72777649441" office:value-type="float" office:value="4387.41776434286" calcext:value-type="float">
            <text:p>4387.4177643429</text:p>
          </table:table-cell>
          <table:table-cell table:formula="of:=29.010856357005*[.A97]" office:value-type="float" office:value="26.6899878484446" calcext:value-type="float">
            <text:p>26.6899878484</text:p>
          </table:table-cell>
          <table:table-cell table:formula="of:=[.E97]-53.7017487684619" office:value-type="float" office:value="-27.0117609200173" calcext:value-type="float">
            <text:p>-27.0117609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table:formula="of:=29.010856357005*[.A98]" office:value-type="float" office:value="29.010856357005" calcext:value-type="float">
            <text:p>29.010856357</text:p>
          </table:table-cell>
          <table:table-cell table:formula="of:=[.C98]+4360.72777649441" office:value-type="float" office:value="4389.73863285142" calcext:value-type="float">
            <text:p>4389.7386328514</text:p>
          </table:table-cell>
          <table:table-cell table:formula="of:=29.010856357005*[.A98]" office:value-type="float" office:value="29.010856357005" calcext:value-type="float">
            <text:p>29.010856357</text:p>
          </table:table-cell>
          <table:table-cell table:formula="of:=[.E98]-53.7017487684619" office:value-type="float" office:value="-24.6908924114569" calcext:value-type="float">
            <text:p>-24.6908924115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14" calcext:value-type="float">
            <text:p>0.14</text:p>
          </table:table-cell>
          <table:table-cell table:formula="of:=29.010856357005*[.A99]" office:value-type="float" office:value="0.145054281785025" calcext:value-type="float">
            <text:p>0.1450542818</text:p>
          </table:table-cell>
          <table:table-cell table:formula="of:=[.C99]+4360.72777649441" office:value-type="float" office:value="4360.8728307762" calcext:value-type="float">
            <text:p>4360.8728307762</text:p>
          </table:table-cell>
          <table:table-cell table:formula="of:=29.010856357005*[.A99]" office:value-type="float" office:value="0.145054281785025" calcext:value-type="float">
            <text:p>0.1450542818</text:p>
          </table:table-cell>
          <table:table-cell table:formula="of:=[.E99]-53.7017487684619" office:value-type="float" office:value="-53.5566944866769" calcext:value-type="float">
            <text:p>-53.5566944867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formula="of:=29.010856357005*[.A100]" office:value-type="float" office:value="1.7406513814203" calcext:value-type="float">
            <text:p>1.7406513814</text:p>
          </table:table-cell>
          <table:table-cell table:formula="of:=[.C100]+4360.72777649441" office:value-type="float" office:value="4362.46842787583" calcext:value-type="float">
            <text:p>4362.4684278758</text:p>
          </table:table-cell>
          <table:table-cell table:formula="of:=29.010856357005*[.A100]" office:value-type="float" office:value="1.7406513814203" calcext:value-type="float">
            <text:p>1.7406513814</text:p>
          </table:table-cell>
          <table:table-cell table:formula="of:=[.E100]-53.7017487684619" office:value-type="float" office:value="-51.9610973870416" calcext:value-type="float">
            <text:p>-51.961097387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.8" calcext:value-type="float">
            <text:p>10.8</text:p>
          </table:table-cell>
          <table:table-cell table:formula="of:=29.010856357005*[.A101]" office:value-type="float" office:value="101.537997249518" calcext:value-type="float">
            <text:p>101.5379972495</text:p>
          </table:table-cell>
          <table:table-cell table:formula="of:=[.C101]+4360.72777649441" office:value-type="float" office:value="4462.26577374393" calcext:value-type="float">
            <text:p>4462.2657737439</text:p>
          </table:table-cell>
          <table:table-cell table:formula="of:=29.010856357005*[.A101]" office:value-type="float" office:value="101.537997249518" calcext:value-type="float">
            <text:p>101.5379972495</text:p>
          </table:table-cell>
          <table:table-cell table:formula="of:=[.E101]-53.7017487684619" office:value-type="float" office:value="47.8362484810556" calcext:value-type="float">
            <text:p>47.836248481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3" calcext:value-type="float">
            <text:p>12.3</text:p>
          </table:table-cell>
          <table:table-cell table:formula="of:=29.010856357005*[.A102]" office:value-type="float" office:value="58.02171271401" calcext:value-type="float">
            <text:p>58.021712714</text:p>
          </table:table-cell>
          <table:table-cell table:formula="of:=[.C102]+4360.72777649441" office:value-type="float" office:value="4418.74948920842" calcext:value-type="float">
            <text:p>4418.7494892084</text:p>
          </table:table-cell>
          <table:table-cell table:formula="of:=29.010856357005*[.A102]" office:value-type="float" office:value="58.02171271401" calcext:value-type="float">
            <text:p>58.021712714</text:p>
          </table:table-cell>
          <table:table-cell table:formula="of:=[.E102]-53.7017487684619" office:value-type="float" office:value="4.31996394554808" calcext:value-type="float">
            <text:p>4.3199639455</text:p>
          </table:table-cell>
          <table:table-cell table:number-columns-repeated="10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.3" calcext:value-type="float">
            <text:p>6.3</text:p>
          </table:table-cell>
          <table:table-cell table:formula="of:=29.010856357005*[.A103]" office:value-type="float" office:value="49.3184558069085" calcext:value-type="float">
            <text:p>49.3184558069</text:p>
          </table:table-cell>
          <table:table-cell table:formula="of:=[.C103]+4360.72777649441" office:value-type="float" office:value="4410.04623230132" calcext:value-type="float">
            <text:p>4410.0462323013</text:p>
          </table:table-cell>
          <table:table-cell table:formula="of:=29.010856357005*[.A103]" office:value-type="float" office:value="49.3184558069085" calcext:value-type="float">
            <text:p>49.3184558069</text:p>
          </table:table-cell>
          <table:table-cell table:formula="of:=[.E103]-53.7017487684619" office:value-type="float" office:value="-4.38329296155342" calcext:value-type="float">
            <text:p>-4.3832929616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6030" calcext:value-type="float">
            <text:p>46030</text:p>
          </table:table-cell>
          <table:table-cell table:formula="of:=29.010856357005*[.A104]" office:value-type="float" office:value="15868.9384272817" calcext:value-type="float">
            <text:p>15868.9384272817</text:p>
          </table:table-cell>
          <table:table-cell table:formula="of:=[.C104]+4360.72777649441" office:value-type="float" office:value="20229.6662037761" calcext:value-type="float">
            <text:p>20229.6662037761</text:p>
          </table:table-cell>
          <table:table-cell table:formula="of:=29.010856357005*[.A104]" office:value-type="float" office:value="15868.9384272817" calcext:value-type="float">
            <text:p>15868.9384272817</text:p>
          </table:table-cell>
          <table:table-cell table:formula="of:=[.E104]-53.7017487684619" office:value-type="float" office:value="15815.2366785133" calcext:value-type="float">
            <text:p>15815.2366785133</text:p>
          </table:table-cell>
          <table:table-cell table:number-columns-repeated="10"/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31" calcext:value-type="float">
            <text:p>0.31</text:p>
          </table:table-cell>
          <table:table-cell table:formula="of:=29.010856357005*[.A105]" office:value-type="float" office:value="0.667249696211115" calcext:value-type="float">
            <text:p>0.6672496962</text:p>
          </table:table-cell>
          <table:table-cell table:formula="of:=[.C105]+4360.72777649441" office:value-type="float" office:value="4361.39502619062" calcext:value-type="float">
            <text:p>4361.3950261906</text:p>
          </table:table-cell>
          <table:table-cell table:formula="of:=29.010856357005*[.A105]" office:value-type="float" office:value="0.667249696211115" calcext:value-type="float">
            <text:p>0.6672496962</text:p>
          </table:table-cell>
          <table:table-cell table:formula="of:=[.E105]-53.7017487684619" office:value-type="float" office:value="-53.0344990722508" calcext:value-type="float">
            <text:p>-53.0344990723</text:p>
          </table:table-cell>
          <table:table-cell table:number-columns-repeated="10"/>
        </table:table-row>
        <table:table-row table:style-name="ro1">
          <table:table-cell office:value-type="float" office:value="187.1" calcext:value-type="float">
            <text:p>187.1</text:p>
          </table:table-cell>
          <table:table-cell office:value-type="float" office:value="4190" calcext:value-type="float">
            <text:p>4190</text:p>
          </table:table-cell>
          <table:table-cell table:formula="of:=29.010856357005*[.A106]" office:value-type="float" office:value="5427.93122439564" calcext:value-type="float">
            <text:p>5427.9312243956</text:p>
          </table:table-cell>
          <table:table-cell table:formula="of:=[.C106]+4360.72777649441" office:value-type="float" office:value="9788.65900089005" calcext:value-type="float">
            <text:p>9788.6590008901</text:p>
          </table:table-cell>
          <table:table-cell table:formula="of:=29.010856357005*[.A106]" office:value-type="float" office:value="5427.93122439564" calcext:value-type="float">
            <text:p>5427.9312243956</text:p>
          </table:table-cell>
          <table:table-cell table:formula="of:=[.E106]-53.7017487684619" office:value-type="float" office:value="5374.22947562718" calcext:value-type="float">
            <text:p>5374.2294756272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550" calcext:value-type="float">
            <text:p>6550</text:p>
          </table:table-cell>
          <table:table-cell table:formula="of:=29.010856357005*[.A107]" office:value-type="float" office:value="15114.6561619996" calcext:value-type="float">
            <text:p>15114.6561619996</text:p>
          </table:table-cell>
          <table:table-cell table:formula="of:=[.C107]+4360.72777649441" office:value-type="float" office:value="19475.383938494" calcext:value-type="float">
            <text:p>19475.383938494</text:p>
          </table:table-cell>
          <table:table-cell table:formula="of:=29.010856357005*[.A107]" office:value-type="float" office:value="15114.6561619996" calcext:value-type="float">
            <text:p>15114.6561619996</text:p>
          </table:table-cell>
          <table:table-cell table:formula="of:=[.E107]-53.7017487684619" office:value-type="float" office:value="15060.9544132311" calcext:value-type="float">
            <text:p>15060.9544132311</text:p>
          </table:table-cell>
          <table:table-cell table:number-columns-repeated="10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3.5" calcext:value-type="float">
            <text:p>3.5</text:p>
          </table:table-cell>
          <table:table-cell table:formula="of:=29.010856357005*[.A108]" office:value-type="float" office:value="22.7735222402489" calcext:value-type="float">
            <text:p>22.7735222402</text:p>
          </table:table-cell>
          <table:table-cell table:formula="of:=[.C108]+4360.72777649441" office:value-type="float" office:value="4383.50129873466" calcext:value-type="float">
            <text:p>4383.5012987347</text:p>
          </table:table-cell>
          <table:table-cell table:formula="of:=29.010856357005*[.A108]" office:value-type="float" office:value="22.7735222402489" calcext:value-type="float">
            <text:p>22.7735222402</text:p>
          </table:table-cell>
          <table:table-cell table:formula="of:=[.E108]-53.7017487684619" office:value-type="float" office:value="-30.928226528213" calcext:value-type="float">
            <text:p>-30.928226528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0" calcext:value-type="float">
            <text:p>1150</text:p>
          </table:table-cell>
          <table:table-cell table:formula="of:=29.010856357005*[.A109]" office:value-type="float" office:value="290.10856357005" calcext:value-type="float">
            <text:p>290.1085635701</text:p>
          </table:table-cell>
          <table:table-cell table:formula="of:=[.C109]+4360.72777649441" office:value-type="float" office:value="4650.83634006446" calcext:value-type="float">
            <text:p>4650.8363400645</text:p>
          </table:table-cell>
          <table:table-cell table:formula="of:=29.010856357005*[.A109]" office:value-type="float" office:value="290.10856357005" calcext:value-type="float">
            <text:p>290.1085635701</text:p>
          </table:table-cell>
          <table:table-cell table:formula="of:=[.E109]-53.7017487684619" office:value-type="float" office:value="236.406814801588" calcext:value-type="float">
            <text:p>236.4068148016</text:p>
          </table:table-cell>
          <table:table-cell table:number-columns-repeated="10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5.6" calcext:value-type="float">
            <text:p>25.6</text:p>
          </table:table-cell>
          <table:table-cell table:formula="of:=29.010856357005*[.A110]" office:value-type="float" office:value="95.7358259781165" calcext:value-type="float">
            <text:p>95.7358259781</text:p>
          </table:table-cell>
          <table:table-cell table:formula="of:=[.C110]+4360.72777649441" office:value-type="float" office:value="4456.46360247253" calcext:value-type="float">
            <text:p>4456.4636024725</text:p>
          </table:table-cell>
          <table:table-cell table:formula="of:=29.010856357005*[.A110]" office:value-type="float" office:value="95.7358259781165" calcext:value-type="float">
            <text:p>95.7358259781</text:p>
          </table:table-cell>
          <table:table-cell table:formula="of:=[.E110]-53.7017487684619" office:value-type="float" office:value="42.0340772096546" calcext:value-type="float">
            <text:p>42.034077209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table:formula="of:=29.010856357005*[.A111]" office:value-type="float" office:value="5.802171271401" calcext:value-type="float">
            <text:p>5.8021712714</text:p>
          </table:table-cell>
          <table:table-cell table:formula="of:=[.C111]+4360.72777649441" office:value-type="float" office:value="4366.52994776581" calcext:value-type="float">
            <text:p>4366.5299477658</text:p>
          </table:table-cell>
          <table:table-cell table:formula="of:=29.010856357005*[.A111]" office:value-type="float" office:value="5.802171271401" calcext:value-type="float">
            <text:p>5.8021712714</text:p>
          </table:table-cell>
          <table:table-cell table:formula="of:=[.E111]-53.7017487684619" office:value-type="float" office:value="-47.8995774970609" calcext:value-type="float">
            <text:p>-47.8995774971</text:p>
          </table:table-cell>
          <table:table-cell table:number-columns-repeated="10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7.5" calcext:value-type="float">
            <text:p>17.5</text:p>
          </table:table-cell>
          <table:table-cell table:formula="of:=29.010856357005*[.A112]" office:value-type="float" office:value="40.9053074633771" calcext:value-type="float">
            <text:p>40.9053074634</text:p>
          </table:table-cell>
          <table:table-cell table:formula="of:=[.C112]+4360.72777649441" office:value-type="float" office:value="4401.63308395779" calcext:value-type="float">
            <text:p>4401.6330839578</text:p>
          </table:table-cell>
          <table:table-cell table:formula="of:=29.010856357005*[.A112]" office:value-type="float" office:value="40.9053074633771" calcext:value-type="float">
            <text:p>40.9053074634</text:p>
          </table:table-cell>
          <table:table-cell table:formula="of:=[.E112]-53.7017487684619" office:value-type="float" office:value="-12.7964413050849" calcext:value-type="float">
            <text:p>-12.7964413051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800" calcext:value-type="float">
            <text:p>6800</text:p>
          </table:table-cell>
          <table:table-cell table:formula="of:=29.010856357005*[.A113]" office:value-type="float" office:value="15346.7430128556" calcext:value-type="float">
            <text:p>15346.7430128556</text:p>
          </table:table-cell>
          <table:table-cell table:formula="of:=[.C113]+4360.72777649441" office:value-type="float" office:value="19707.4707893501" calcext:value-type="float">
            <text:p>19707.4707893501</text:p>
          </table:table-cell>
          <table:table-cell table:formula="of:=29.010856357005*[.A113]" office:value-type="float" office:value="15346.7430128556" calcext:value-type="float">
            <text:p>15346.7430128556</text:p>
          </table:table-cell>
          <table:table-cell table:formula="of:=[.E113]-53.7017487684619" office:value-type="float" office:value="15293.0412640872" calcext:value-type="float">
            <text:p>15293.0412640872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0610" calcext:value-type="float">
            <text:p>40610</text:p>
          </table:table-cell>
          <table:table-cell table:formula="of:=29.010856357005*[.A114]" office:value-type="float" office:value="6005.24726590004" calcext:value-type="float">
            <text:p>6005.2472659</text:p>
          </table:table-cell>
          <table:table-cell table:formula="of:=[.C114]+4360.72777649441" office:value-type="float" office:value="10365.9750423944" calcext:value-type="float">
            <text:p>10365.9750423944</text:p>
          </table:table-cell>
          <table:table-cell table:formula="of:=29.010856357005*[.A114]" office:value-type="float" office:value="6005.24726590004" calcext:value-type="float">
            <text:p>6005.2472659</text:p>
          </table:table-cell>
          <table:table-cell table:formula="of:=[.E114]-53.7017487684619" office:value-type="float" office:value="5951.54551713157" calcext:value-type="float">
            <text:p>5951.5455171316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50" calcext:value-type="float">
            <text:p>3250</text:p>
          </table:table-cell>
          <table:table-cell table:formula="of:=29.010856357005*[.A115]" office:value-type="float" office:value="2465.92279034542" calcext:value-type="float">
            <text:p>2465.9227903454</text:p>
          </table:table-cell>
          <table:table-cell table:formula="of:=[.C115]+4360.72777649441" office:value-type="float" office:value="6826.65056683983" calcext:value-type="float">
            <text:p>6826.6505668398</text:p>
          </table:table-cell>
          <table:table-cell table:formula="of:=29.010856357005*[.A115]" office:value-type="float" office:value="2465.92279034542" calcext:value-type="float">
            <text:p>2465.9227903454</text:p>
          </table:table-cell>
          <table:table-cell table:formula="of:=[.E115]-53.7017487684619" office:value-type="float" office:value="2412.22104157696" calcext:value-type="float">
            <text:p>2412.221041577</text:p>
          </table:table-cell>
          <table:table-cell table:number-columns-repeated="10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.3" calcext:value-type="float">
            <text:p>12.3</text:p>
          </table:table-cell>
          <table:table-cell table:formula="of:=29.010856357005*[.A116]" office:value-type="float" office:value="21.7581422677538" calcext:value-type="float">
            <text:p>21.7581422678</text:p>
          </table:table-cell>
          <table:table-cell table:formula="of:=[.C116]+4360.72777649441" office:value-type="float" office:value="4382.48591876216" calcext:value-type="float">
            <text:p>4382.4859187622</text:p>
          </table:table-cell>
          <table:table-cell table:formula="of:=29.010856357005*[.A116]" office:value-type="float" office:value="21.7581422677538" calcext:value-type="float">
            <text:p>21.7581422678</text:p>
          </table:table-cell>
          <table:table-cell table:formula="of:=[.E116]-53.7017487684619" office:value-type="float" office:value="-31.9436065007082" calcext:value-type="float">
            <text:p>-31.9436065007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201" calcext:value-type="float">
            <text:p>13201</text:p>
          </table:table-cell>
          <table:table-cell table:formula="of:=29.010856357005*[.A117]" office:value-type="float" office:value="1798.67309413431" calcext:value-type="float">
            <text:p>1798.6730941343</text:p>
          </table:table-cell>
          <table:table-cell table:formula="of:=[.C117]+4360.72777649441" office:value-type="float" office:value="6159.40087062872" calcext:value-type="float">
            <text:p>6159.4008706287</text:p>
          </table:table-cell>
          <table:table-cell table:formula="of:=29.010856357005*[.A117]" office:value-type="float" office:value="1798.67309413431" calcext:value-type="float">
            <text:p>1798.6730941343</text:p>
          </table:table-cell>
          <table:table-cell table:formula="of:=[.E117]-53.7017487684619" office:value-type="float" office:value="1744.97134536585" calcext:value-type="float">
            <text:p>1744.9713453659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712" calcext:value-type="float">
            <text:p>5712</text:p>
          </table:table-cell>
          <table:table-cell table:formula="of:=29.010856357005*[.A118]" office:value-type="float" office:value="18973.1000574813" calcext:value-type="float">
            <text:p>18973.1000574813</text:p>
          </table:table-cell>
          <table:table-cell table:formula="of:=[.C118]+4360.72777649441" office:value-type="float" office:value="23333.8278339757" calcext:value-type="float">
            <text:p>23333.8278339757</text:p>
          </table:table-cell>
          <table:table-cell table:formula="of:=29.010856357005*[.A118]" office:value-type="float" office:value="18973.1000574813" calcext:value-type="float">
            <text:p>18973.1000574813</text:p>
          </table:table-cell>
          <table:table-cell table:formula="of:=[.E118]-53.7017487684619" office:value-type="float" office:value="18919.3983087128" calcext:value-type="float">
            <text:p>18919.3983087128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  <table:table-cell table:formula="of:=29.010856357005*[.A119]" office:value-type="float" office:value="101.537997249518" calcext:value-type="float">
            <text:p>101.5379972495</text:p>
          </table:table-cell>
          <table:table-cell table:formula="of:=[.C119]+4360.72777649441" office:value-type="float" office:value="4462.26577374393" calcext:value-type="float">
            <text:p>4462.2657737439</text:p>
          </table:table-cell>
          <table:table-cell table:formula="of:=29.010856357005*[.A119]" office:value-type="float" office:value="101.537997249518" calcext:value-type="float">
            <text:p>101.5379972495</text:p>
          </table:table-cell>
          <table:table-cell table:formula="of:=[.E119]-53.7017487684619" office:value-type="float" office:value="47.8362484810556" calcext:value-type="float">
            <text:p>47.8362484811</text:p>
          </table:table-cell>
          <table:table-cell table:number-columns-repeated="10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790" calcext:value-type="float">
            <text:p>1790</text:p>
          </table:table-cell>
          <table:table-cell table:formula="of:=29.010856357005*[.A120]" office:value-type="float" office:value="197.273823227634" calcext:value-type="float">
            <text:p>197.2738232276</text:p>
          </table:table-cell>
          <table:table-cell table:formula="of:=[.C120]+4360.72777649441" office:value-type="float" office:value="4558.00159972204" calcext:value-type="float">
            <text:p>4558.0015997221</text:p>
          </table:table-cell>
          <table:table-cell table:formula="of:=29.010856357005*[.A120]" office:value-type="float" office:value="197.273823227634" calcext:value-type="float">
            <text:p>197.2738232276</text:p>
          </table:table-cell>
          <table:table-cell table:formula="of:=[.E120]-53.7017487684619" office:value-type="float" office:value="143.572074459172" calcext:value-type="float">
            <text:p>143.5720744592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29.010856357005*[.A121]" office:value-type="float" office:value="1015.37997249518" calcext:value-type="float">
            <text:p>1015.3799724952</text:p>
          </table:table-cell>
          <table:table-cell table:formula="of:=[.C121]+4360.72777649441" office:value-type="float" office:value="5376.10774898959" calcext:value-type="float">
            <text:p>5376.1077489896</text:p>
          </table:table-cell>
          <table:table-cell table:formula="of:=29.010856357005*[.A121]" office:value-type="float" office:value="1015.37997249518" calcext:value-type="float">
            <text:p>1015.3799724952</text:p>
          </table:table-cell>
          <table:table-cell table:formula="of:=[.E121]-53.7017487684619" office:value-type="float" office:value="961.678223726713" calcext:value-type="float">
            <text:p>961.6782237267</text:p>
          </table:table-cell>
          <table:table-cell table:number-columns-repeated="10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70" calcext:value-type="float">
            <text:p>170</text:p>
          </table:table-cell>
          <table:table-cell table:formula="of:=29.010856357005*[.A122]" office:value-type="float" office:value="117.49396824587" calcext:value-type="float">
            <text:p>117.4939682459</text:p>
          </table:table-cell>
          <table:table-cell table:formula="of:=[.C122]+4360.72777649441" office:value-type="float" office:value="4478.22174474028" calcext:value-type="float">
            <text:p>4478.2217447403</text:p>
          </table:table-cell>
          <table:table-cell table:formula="of:=29.010856357005*[.A122]" office:value-type="float" office:value="117.49396824587" calcext:value-type="float">
            <text:p>117.4939682459</text:p>
          </table:table-cell>
          <table:table-cell table:formula="of:=[.E122]-53.7017487684619" office:value-type="float" office:value="63.7922194774083" calcext:value-type="float">
            <text:p>63.7922194774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formula="of:=29.010856357005*[.A123]" office:value-type="float" office:value="3.4813027628406" calcext:value-type="float">
            <text:p>3.4813027628</text:p>
          </table:table-cell>
          <table:table-cell table:formula="of:=[.C123]+4360.72777649441" office:value-type="float" office:value="4364.20907925725" calcext:value-type="float">
            <text:p>4364.2090792573</text:p>
          </table:table-cell>
          <table:table-cell table:formula="of:=29.010856357005*[.A123]" office:value-type="float" office:value="3.4813027628406" calcext:value-type="float">
            <text:p>3.4813027628</text:p>
          </table:table-cell>
          <table:table-cell table:formula="of:=[.E123]-53.7017487684619" office:value-type="float" office:value="-50.2204460056213" calcext:value-type="float">
            <text:p>-50.2204460056</text:p>
          </table:table-cell>
          <table:table-cell table:number-columns-repeated="10"/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4" calcext:value-type="float">
            <text:p>0.4</text:p>
          </table:table-cell>
          <table:table-cell table:formula="of:=29.010856357005*[.A124]" office:value-type="float" office:value="0.667249696211115" calcext:value-type="float">
            <text:p>0.6672496962</text:p>
          </table:table-cell>
          <table:table-cell table:formula="of:=[.C124]+4360.72777649441" office:value-type="float" office:value="4361.39502619062" calcext:value-type="float">
            <text:p>4361.3950261906</text:p>
          </table:table-cell>
          <table:table-cell table:formula="of:=29.010856357005*[.A124]" office:value-type="float" office:value="0.667249696211115" calcext:value-type="float">
            <text:p>0.6672496962</text:p>
          </table:table-cell>
          <table:table-cell table:formula="of:=[.E124]-53.7017487684619" office:value-type="float" office:value="-53.0344990722508" calcext:value-type="float">
            <text:p>-53.0344990723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formula="of:=29.010856357005*[.A125]" office:value-type="float" office:value="0.29010856357005" calcext:value-type="float">
            <text:p>0.2901085636</text:p>
          </table:table-cell>
          <table:table-cell table:formula="of:=[.C125]+4360.72777649441" office:value-type="float" office:value="4361.01788505798" calcext:value-type="float">
            <text:p>4361.017885058</text:p>
          </table:table-cell>
          <table:table-cell table:formula="of:=29.010856357005*[.A125]" office:value-type="float" office:value="0.29010856357005" calcext:value-type="float">
            <text:p>0.2901085636</text:p>
          </table:table-cell>
          <table:table-cell table:formula="of:=[.E125]-53.7017487684619" office:value-type="float" office:value="-53.4116402048919" calcext:value-type="float">
            <text:p>-53.4116402049</text:p>
          </table:table-cell>
          <table:table-cell table:number-columns-repeated="10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.5" calcext:value-type="float">
            <text:p>12.5</text:p>
          </table:table-cell>
          <table:table-cell table:formula="of:=29.010856357005*[.A126]" office:value-type="float" office:value="40.615198899807" calcext:value-type="float">
            <text:p>40.6151988998</text:p>
          </table:table-cell>
          <table:table-cell table:formula="of:=[.C126]+4360.72777649441" office:value-type="float" office:value="4401.34297539422" calcext:value-type="float">
            <text:p>4401.3429753942</text:p>
          </table:table-cell>
          <table:table-cell table:formula="of:=29.010856357005*[.A126]" office:value-type="float" office:value="40.615198899807" calcext:value-type="float">
            <text:p>40.6151988998</text:p>
          </table:table-cell>
          <table:table-cell table:formula="of:=[.E126]-53.7017487684619" office:value-type="float" office:value="-13.0865498686549" calcext:value-type="float">
            <text:p>-13.0865498687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900" calcext:value-type="float">
            <text:p>4900</text:p>
          </table:table-cell>
          <table:table-cell table:formula="of:=29.010856357005*[.A127]" office:value-type="float" office:value="7252.71408925125" calcext:value-type="float">
            <text:p>7252.7140892513</text:p>
          </table:table-cell>
          <table:table-cell table:formula="of:=[.C127]+4360.72777649441" office:value-type="float" office:value="11613.4418657457" calcext:value-type="float">
            <text:p>11613.4418657457</text:p>
          </table:table-cell>
          <table:table-cell table:formula="of:=29.010856357005*[.A127]" office:value-type="float" office:value="7252.71408925125" calcext:value-type="float">
            <text:p>7252.7140892513</text:p>
          </table:table-cell>
          <table:table-cell table:formula="of:=[.E127]-53.7017487684619" office:value-type="float" office:value="7199.01234048279" calcext:value-type="float">
            <text:p>7199.0123404828</text:p>
          </table:table-cell>
          <table:table-cell table:number-columns-repeated="10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.1" calcext:value-type="float">
            <text:p>12.1</text:p>
          </table:table-cell>
          <table:table-cell table:formula="of:=29.010856357005*[.A128]" office:value-type="float" office:value="72.5271408925125" calcext:value-type="float">
            <text:p>72.5271408925</text:p>
          </table:table-cell>
          <table:table-cell table:formula="of:=[.C128]+4360.72777649441" office:value-type="float" office:value="4433.25491738692" calcext:value-type="float">
            <text:p>4433.2549173869</text:p>
          </table:table-cell>
          <table:table-cell table:formula="of:=29.010856357005*[.A128]" office:value-type="float" office:value="72.5271408925125" calcext:value-type="float">
            <text:p>72.5271408925</text:p>
          </table:table-cell>
          <table:table-cell table:formula="of:=[.E128]-53.7017487684619" office:value-type="float" office:value="18.8253921240506" calcext:value-type="float">
            <text:p>18.8253921241</text:p>
          </table:table-cell>
          <table:table-cell table:number-columns-repeated="10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175" calcext:value-type="float">
            <text:p>175</text:p>
          </table:table-cell>
          <table:table-cell table:formula="of:=29.010856357005*[.A129]" office:value-type="float" office:value="1610.10252781378" calcext:value-type="float">
            <text:p>1610.1025278138</text:p>
          </table:table-cell>
          <table:table-cell table:formula="of:=[.C129]+4360.72777649441" office:value-type="float" office:value="5970.83030430819" calcext:value-type="float">
            <text:p>5970.8303043082</text:p>
          </table:table-cell>
          <table:table-cell table:formula="of:=29.010856357005*[.A129]" office:value-type="float" office:value="1610.10252781378" calcext:value-type="float">
            <text:p>1610.1025278138</text:p>
          </table:table-cell>
          <table:table-cell table:formula="of:=[.E129]-53.7017487684619" office:value-type="float" office:value="1556.40077904532" calcext:value-type="float">
            <text:p>1556.400779045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70" calcext:value-type="float">
            <text:p>1570</text:p>
          </table:table-cell>
          <table:table-cell table:formula="of:=29.010856357005*[.A130]" office:value-type="float" office:value="2901.0856357005" calcext:value-type="float">
            <text:p>2901.0856357005</text:p>
          </table:table-cell>
          <table:table-cell table:formula="of:=[.C130]+4360.72777649441" office:value-type="float" office:value="7261.81341219491" calcext:value-type="float">
            <text:p>7261.8134121949</text:p>
          </table:table-cell>
          <table:table-cell table:formula="of:=29.010856357005*[.A130]" office:value-type="float" office:value="2901.0856357005" calcext:value-type="float">
            <text:p>2901.0856357005</text:p>
          </table:table-cell>
          <table:table-cell table:formula="of:=[.E130]-53.7017487684619" office:value-type="float" office:value="2847.38388693204" calcext:value-type="float">
            <text:p>2847.383886932</text:p>
          </table:table-cell>
          <table:table-cell table:number-columns-repeated="10"/>
        </table:table-row>
        <table:table-row table:style-name="ro1">
          <table:table-cell office:value-type="float" office:value="52.16" calcext:value-type="float">
            <text:p>52.16</text:p>
          </table:table-cell>
          <table:table-cell office:value-type="float" office:value="44011" calcext:value-type="float">
            <text:p>44011</text:p>
          </table:table-cell>
          <table:table-cell table:formula="of:=29.010856357005*[.A131]" office:value-type="float" office:value="1513.20626758138" calcext:value-type="float">
            <text:p>1513.2062675814</text:p>
          </table:table-cell>
          <table:table-cell table:formula="of:=[.C131]+4360.72777649441" office:value-type="float" office:value="5873.93404407579" calcext:value-type="float">
            <text:p>5873.9340440758</text:p>
          </table:table-cell>
          <table:table-cell table:formula="of:=29.010856357005*[.A131]" office:value-type="float" office:value="1513.20626758138" calcext:value-type="float">
            <text:p>1513.2062675814</text:p>
          </table:table-cell>
          <table:table-cell table:formula="of:=[.E131]-53.7017487684619" office:value-type="float" office:value="1459.50451881292" calcext:value-type="float">
            <text:p>1459.5045188129</text:p>
          </table:table-cell>
          <table:table-cell table:number-columns-repeated="10"/>
        </table:table-row>
        <table:table-row table:style-name="ro1" table:number-rows-repeated="11">
          <table:table-cell table:number-columns-repeated="16"/>
        </table:table-row>
        <table:table-row table:style-name="ro2">
          <table:table-cell table:number-columns-repeated="15"/>
          <table:table-cell table:style-name="ce2"/>
        </table:table-row>
        <table:table-row table:style-name="ro1" table:number-rows-repeated="6">
          <table:table-cell table:number-columns-repeated="16"/>
        </table:table-row>
        <table:table-row table:style-name="ro2">
          <table:table-cell table:number-columns-repeated="7"/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1:52:27.391128384</meta:creation-date>
    <dc:date>2016-10-10T13:10:45.009252195</dc:date>
    <meta:editing-duration>PT5M38S</meta:editing-duration>
    <meta:editing-cycles>2</meta:editing-cycles>
    <meta:generator>LibreOffice/5.1.4.2$Linux_X86_64 LibreOffice_project/10m0$Build-2</meta:generator>
    <meta:document-statistic meta:table-count="1" meta:cell-count="4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703cm" style:legend-expansion="high" chart:style-name="ch2"/>
        <chart:plot-area chart:style-name="ch3" table:cell-range-address="Sheet1.A63:Sheet1.B72 Sheet1.F63:Sheet1.F72 Sheet1.D63:Sheet1.D72" chart:data-source-has-labels="row" svg:x="0.32cm" svg:y="0.18cm" svg:width="12.243cm" svg:height="8.64cm">
          <chartooo:coordinate-region svg:x="0.756cm" svg:y="0.379cm" svg:width="11.4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3:Sheet1.B72" loext:label-string="observation" chart:class="chart:scatter">
            <chart:domain table:cell-range-address="Sheet1.A63:Sheet1.A72"/>
            <chart:data-point chart:repeated="10"/>
          </chart:series>
          <chart:series chart:style-name="ch8" chart:values-cell-range-address="Sheet1.F63:Sheet1.F72" loext:label-string="simple" chart:class="chart:scatter">
            <chart:data-point chart:repeated="10"/>
          </chart:series>
          <chart:series chart:style-name="ch9" chart:values-cell-range-address="Sheet1.D63:Sheet1.D72" loext:label-string="least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ation</text:p>
              </table:table-cell>
              <table:table-cell office:value-type="string">
                <text:p>simple</text:p>
              </table:table-cell>
              <table:table-cell office:value-type="string">
                <text:p>lea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3:Sheet1.A72</svg:desc>
                </draw:g>
              </table:table-cell>
              <table:table-cell office:value-type="float" office:value="8">
                <text:p>8</text:p>
                <draw:g>
                  <svg:desc>Sheet1.B63:Sheet1.B72</svg:desc>
                </draw:g>
              </table:table-cell>
              <table:table-cell office:value-type="float" office:value="NaN">
                <text:p>NaN</text:p>
                <draw:g>
                  <svg:desc>Sheet1.F63:Sheet1.F72</svg:desc>
                </draw:g>
              </table:table-cell>
              <table:table-cell office:value-type="float" office:value="8">
                <text:p>8</text:p>
                <draw:g>
                  <svg:desc>Sheet1.D63:Sheet1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3939393939394">
                <text:p>7.53939393939394</text:p>
              </table:table-cell>
              <table:table-cell office:value-type="float" office:value="8.3030303030303">
                <text:p>8.30303030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.84242424242424">
                <text:p>7.84242424242424</text:p>
              </table:table-cell>
              <table:table-cell office:value-type="float" office:value="8.60606060606061">
                <text:p>8.60606060606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.14545454545455">
                <text:p>8.14545454545455</text:p>
              </table:table-cell>
              <table:table-cell office:value-type="float" office:value="8.90909090909091">
                <text:p>8.90909090909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.44848484848485">
                <text:p>8.44848484848485</text:p>
              </table:table-cell>
              <table:table-cell office:value-type="float" office:value="9.21212121212121">
                <text:p>9.21212121212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.75151515151515">
                <text:p>8.75151515151515</text:p>
              </table:table-cell>
              <table:table-cell office:value-type="float" office:value="9.51515151515152">
                <text:p>9.51515151515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.05454545454546">
                <text:p>9.05454545454546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5757575757576">
                <text:p>9.35757575757576</text:p>
              </table:table-cell>
              <table:table-cell office:value-type="float" office:value="10.1212121212121">
                <text:p>10.1212121212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66060606060606">
                <text:p>9.66060606060606</text:p>
              </table:table-cell>
              <table:table-cell office:value-type="float" office:value="10.4242424242424">
                <text:p>10.4242424242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6363636363637">
                <text:p>9.96363636363637</text:p>
              </table:table-cell>
              <table:table-cell office:value-type="float" office:value="10.7272727272727">
                <text:p>10.72727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4cm" svg:y="3.454cm" style:legend-expansion="high" chart:style-name="ch2"/>
        <chart:plot-area chart:style-name="ch3" table:cell-range-address="Sheet1.A85:Sheet1.A131 Sheet1.B86:Sheet1.B131 Sheet1.D86:Sheet1.D131 Sheet1.F86:Sheet1.F131" chart:data-source-has-labels="row" svg:x="0.32cm" svg:y="0.18cm" svg:width="11cm" svg:height="8.64cm">
          <chartooo:coordinate-region svg:x="1.603cm" svg:y="0.379cm" svg:width="9.43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6:Sheet1.B131" loext:label-string="observation" chart:class="chart:scatter">
            <chart:domain table:cell-range-address="Sheet1.A86:Sheet1.A131"/>
            <chart:regression-curve chart:style-name="ch7"/>
            <chart:data-point chart:repeated="46"/>
          </chart:series>
          <chart:series chart:style-name="ch8" chart:values-cell-range-address="Sheet1.D86:Sheet1.D131" loext:label-string="simple" chart:class="chart:scatter">
            <chart:data-point chart:repeated="46"/>
          </chart:series>
          <chart:series chart:style-name="ch9" chart:values-cell-range-address="Sheet1.F86:Sheet1.F131" loext:label-string="least" chart:class="chart:scatter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ation</text:p>
              </table:table-cell>
              <table:table-cell office:value-type="string">
                <text:p>simple</text:p>
              </table:table-cell>
              <table:table-cell office:value-type="string">
                <text:p>lea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85">
                <text:p>3.385</text:p>
                <draw:g>
                  <svg:desc>Sheet1.A86:Sheet1.A131</svg:desc>
                </draw:g>
              </table:table-cell>
              <table:table-cell office:value-type="float" office:value="44.5">
                <text:p>44.5</text:p>
                <draw:g>
                  <svg:desc>Sheet1.B86:Sheet1.B131</svg:desc>
                </draw:g>
              </table:table-cell>
              <table:table-cell office:value-type="float" office:value="4458.92952526287">
                <text:p>4458.92952526287</text:p>
                <draw:g>
                  <svg:desc>Sheet1.D86:Sheet1.D131</svg:desc>
                </draw:g>
              </table:table-cell>
              <table:table-cell office:value-type="float" office:value="44.5">
                <text:p>44.5</text:p>
                <draw:g>
                  <svg:desc>Sheet1.F86:Sheet1.F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15.5">
                <text:p>15.5</text:p>
              </table:table-cell>
              <table:table-cell office:value-type="float" office:value="4374.65298754577">
                <text:p>4374.65298754577</text:p>
              </table:table-cell>
              <table:table-cell office:value-type="float" office:value="-39.7765377170995">
                <text:p>-39.7765377170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">
                <text:p>1.35</text:p>
              </table:table-cell>
              <table:table-cell office:value-type="float" office:value="8.1">
                <text:p>8.1</text:p>
              </table:table-cell>
              <table:table-cell office:value-type="float" office:value="4399.89243257637">
                <text:p>4399.89243257637</text:p>
              </table:table-cell>
              <table:table-cell office:value-type="float" office:value="-14.5370926865052">
                <text:p>-14.5370926865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423">
                <text:p>423</text:p>
              </table:table-cell>
              <table:table-cell office:value-type="float" office:value="6246.43343969974">
                <text:p>6246.43343969974</text:p>
              </table:table-cell>
              <table:table-cell office:value-type="float" office:value="1832.00391443686">
                <text:p>1832.00391443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33">
                <text:p>36.33</text:p>
              </table:table-cell>
              <table:table-cell office:value-type="float" office:value="119.5">
                <text:p>119.5</text:p>
              </table:table-cell>
              <table:table-cell office:value-type="float" office:value="5414.6921879444">
                <text:p>5414.6921879444</text:p>
              </table:table-cell>
              <table:table-cell office:value-type="float" office:value="1000.26266268153">
                <text:p>1000.26266268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66">
                <text:p>27.66</text:p>
              </table:table-cell>
              <table:table-cell office:value-type="float" office:value="1150">
                <text:p>1150</text:p>
              </table:table-cell>
              <table:table-cell office:value-type="float" office:value="5163.16806332917">
                <text:p>5163.16806332917</text:p>
              </table:table-cell>
              <table:table-cell office:value-type="float" office:value="748.738538066296">
                <text:p>748.738538066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83">
                <text:p>14.83</text:p>
              </table:table-cell>
              <table:table-cell office:value-type="float" office:value="98.2">
                <text:p>98.2</text:p>
              </table:table-cell>
              <table:table-cell office:value-type="float" office:value="4790.95877626879">
                <text:p>4790.95877626879</text:p>
              </table:table-cell>
              <table:table-cell office:value-type="float" office:value="376.529251005922">
                <text:p>376.529251005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">
                <text:p>1.04</text:p>
              </table:table-cell>
              <table:table-cell office:value-type="float" office:value="5.5">
                <text:p>5.5</text:p>
              </table:table-cell>
              <table:table-cell office:value-type="float" office:value="4390.8990671057">
                <text:p>4390.8990671057</text:p>
              </table:table-cell>
              <table:table-cell office:value-type="float" office:value="-23.5304581571767">
                <text:p>-23.5304581571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9">
                <text:p>4.19</text:p>
              </table:table-cell>
              <table:table-cell office:value-type="float" office:value="580">
                <text:p>580</text:p>
              </table:table-cell>
              <table:table-cell office:value-type="float" office:value="4482.28326463026">
                <text:p>4482.28326463026</text:p>
              </table:table-cell>
              <table:table-cell office:value-type="float" office:value="67.8537393673891">
                <text:p>67.8537393673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5">
                <text:p>0.425</text:p>
              </table:table-cell>
              <table:table-cell office:value-type="float" office:value="6.4">
                <text:p>6.4</text:p>
              </table:table-cell>
              <table:table-cell office:value-type="float" office:value="4373.05739044614">
                <text:p>4373.05739044614</text:p>
              </table:table-cell>
              <table:table-cell office:value-type="float" office:value="-41.3721348167348">
                <text:p>-41.3721348167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">
                <text:p>0.101</text:p>
              </table:table-cell>
              <table:table-cell office:value-type="float" office:value="40">
                <text:p>40</text:p>
              </table:table-cell>
              <table:table-cell office:value-type="float" office:value="4363.65787298647">
                <text:p>4363.65787298647</text:p>
              </table:table-cell>
              <table:table-cell office:value-type="float" office:value="-50.7716522764044">
                <text:p>-50.7716522764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5.7">
                <text:p>5.7</text:p>
              </table:table-cell>
              <table:table-cell office:value-type="float" office:value="4387.41776434286">
                <text:p>4387.41776434286</text:p>
              </table:table-cell>
              <table:table-cell office:value-type="float" office:value="-27.0117609200173">
                <text:p>-27.0117609200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6.6">
                <text:p>6.6</text:p>
              </table:table-cell>
              <table:table-cell office:value-type="float" office:value="4389.73863285142">
                <text:p>4389.73863285142</text:p>
              </table:table-cell>
              <table:table-cell office:value-type="float" office:value="-24.6908924114569">
                <text:p>-24.6908924114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">
                <text:p>0.005</text:p>
              </table:table-cell>
              <table:table-cell office:value-type="float" office:value="0.14">
                <text:p>0.14</text:p>
              </table:table-cell>
              <table:table-cell office:value-type="float" office:value="4360.8728307762">
                <text:p>4360.8728307762</text:p>
              </table:table-cell>
              <table:table-cell office:value-type="float" office:value="-53.5566944866769">
                <text:p>-53.5566944866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">
                <text:p>0.06</text:p>
              </table:table-cell>
              <table:table-cell office:value-type="float" office:value="10">
                <text:p>10</text:p>
              </table:table-cell>
              <table:table-cell office:value-type="float" office:value="4362.46842787583">
                <text:p>4362.46842787583</text:p>
              </table:table-cell>
              <table:table-cell office:value-type="float" office:value="-51.9610973870416">
                <text:p>-51.9610973870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10.8">
                <text:p>10.8</text:p>
              </table:table-cell>
              <table:table-cell office:value-type="float" office:value="4462.26577374393">
                <text:p>4462.26577374393</text:p>
              </table:table-cell>
              <table:table-cell office:value-type="float" office:value="47.8362484810556">
                <text:p>47.8362484810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2.3">
                <text:p>12.3</text:p>
              </table:table-cell>
              <table:table-cell office:value-type="float" office:value="4418.74948920842">
                <text:p>4418.74948920842</text:p>
              </table:table-cell>
              <table:table-cell office:value-type="float" office:value="4.31996394554808">
                <text:p>4.31996394554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6.3">
                <text:p>6.3</text:p>
              </table:table-cell>
              <table:table-cell office:value-type="float" office:value="4410.04623230132">
                <text:p>4410.04623230132</text:p>
              </table:table-cell>
              <table:table-cell office:value-type="float" office:value="-4.38329296155342">
                <text:p>-4.3832929615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7">
                <text:p>547</text:p>
              </table:table-cell>
              <table:table-cell office:value-type="float" office:value="46030">
                <text:p>46030</text:p>
              </table:table-cell>
              <table:table-cell office:value-type="float" office:value="20229.6662037761">
                <text:p>20229.6662037761</text:p>
              </table:table-cell>
              <table:table-cell office:value-type="float" office:value="15815.2366785133">
                <text:p>15815.2366785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3">
                <text:p>0.023</text:p>
              </table:table-cell>
              <table:table-cell office:value-type="float" office:value="0.31">
                <text:p>0.31</text:p>
              </table:table-cell>
              <table:table-cell office:value-type="float" office:value="4361.39502619062">
                <text:p>4361.39502619062</text:p>
              </table:table-cell>
              <table:table-cell office:value-type="float" office:value="-53.0344990722508">
                <text:p>-53.0344990722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7.1">
                <text:p>187.1</text:p>
              </table:table-cell>
              <table:table-cell office:value-type="float" office:value="4190">
                <text:p>4190</text:p>
              </table:table-cell>
              <table:table-cell office:value-type="float" office:value="9788.65900089005">
                <text:p>9788.65900089005</text:p>
              </table:table-cell>
              <table:table-cell office:value-type="float" office:value="5374.22947562718">
                <text:p>5374.22947562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1">
                <text:p>521</text:p>
              </table:table-cell>
              <table:table-cell office:value-type="float" office:value="6550">
                <text:p>6550</text:p>
              </table:table-cell>
              <table:table-cell office:value-type="float" office:value="19475.383938494">
                <text:p>19475.383938494</text:p>
              </table:table-cell>
              <table:table-cell office:value-type="float" office:value="15060.9544132311">
                <text:p>15060.9544132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5">
                <text:p>0.785</text:p>
              </table:table-cell>
              <table:table-cell office:value-type="float" office:value="3.5">
                <text:p>3.5</text:p>
              </table:table-cell>
              <table:table-cell office:value-type="float" office:value="4383.50129873466">
                <text:p>4383.50129873466</text:p>
              </table:table-cell>
              <table:table-cell office:value-type="float" office:value="-30.928226528213">
                <text:p>-30.928226528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150">
                <text:p>1150</text:p>
              </table:table-cell>
              <table:table-cell office:value-type="float" office:value="4650.83634006446">
                <text:p>4650.83634006446</text:p>
              </table:table-cell>
              <table:table-cell office:value-type="float" office:value="236.406814801588">
                <text:p>236.406814801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">
                <text:p>3.3</text:p>
              </table:table-cell>
              <table:table-cell office:value-type="float" office:value="25.6">
                <text:p>25.6</text:p>
              </table:table-cell>
              <table:table-cell office:value-type="float" office:value="4456.46360247253">
                <text:p>4456.46360247253</text:p>
              </table:table-cell>
              <table:table-cell office:value-type="float" office:value="42.0340772096546">
                <text:p>42.0340772096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50">
                <text:p>50</text:p>
              </table:table-cell>
              <table:table-cell office:value-type="float" office:value="4366.52994776581">
                <text:p>4366.52994776581</text:p>
              </table:table-cell>
              <table:table-cell office:value-type="float" office:value="-47.8995774970609">
                <text:p>-47.8995774970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1">
                <text:p>1.41</text:p>
              </table:table-cell>
              <table:table-cell office:value-type="float" office:value="17.5">
                <text:p>17.5</text:p>
              </table:table-cell>
              <table:table-cell office:value-type="float" office:value="4401.63308395779">
                <text:p>4401.63308395779</text:p>
              </table:table-cell>
              <table:table-cell office:value-type="float" office:value="-12.7964413050849">
                <text:p>-12.7964413050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9">
                <text:p>529</text:p>
              </table:table-cell>
              <table:table-cell office:value-type="float" office:value="6800">
                <text:p>6800</text:p>
              </table:table-cell>
              <table:table-cell office:value-type="float" office:value="19707.4707893501">
                <text:p>19707.4707893501</text:p>
              </table:table-cell>
              <table:table-cell office:value-type="float" office:value="15293.0412640872">
                <text:p>15293.0412640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">
                <text:p>207</text:p>
              </table:table-cell>
              <table:table-cell office:value-type="float" office:value="40610">
                <text:p>40610</text:p>
              </table:table-cell>
              <table:table-cell office:value-type="float" office:value="10365.9750423944">
                <text:p>10365.9750423944</text:p>
              </table:table-cell>
              <table:table-cell office:value-type="float" office:value="5951.54551713157">
                <text:p>5951.54551713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3250">
                <text:p>3250</text:p>
              </table:table-cell>
              <table:table-cell office:value-type="float" office:value="6826.65056683983">
                <text:p>6826.65056683983</text:p>
              </table:table-cell>
              <table:table-cell office:value-type="float" office:value="2412.22104157696">
                <text:p>2412.22104157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12.3">
                <text:p>12.3</text:p>
              </table:table-cell>
              <table:table-cell office:value-type="float" office:value="4382.48591876216">
                <text:p>4382.48591876216</text:p>
              </table:table-cell>
              <table:table-cell office:value-type="float" office:value="-31.9436065007082">
                <text:p>-31.9436065007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201">
                <text:p>13201</text:p>
              </table:table-cell>
              <table:table-cell office:value-type="float" office:value="6159.40087062872">
                <text:p>6159.40087062872</text:p>
              </table:table-cell>
              <table:table-cell office:value-type="float" office:value="1744.97134536585">
                <text:p>1744.971345365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4">
                <text:p>654</text:p>
              </table:table-cell>
              <table:table-cell office:value-type="float" office:value="5712">
                <text:p>5712</text:p>
              </table:table-cell>
              <table:table-cell office:value-type="float" office:value="23333.8278339757">
                <text:p>23333.8278339757</text:p>
              </table:table-cell>
              <table:table-cell office:value-type="float" office:value="18919.3983087128">
                <text:p>18919.3983087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">
                <text:p>3.5</text:p>
              </table:table-cell>
              <table:table-cell office:value-type="float" office:value="3.9">
                <text:p>3.9</text:p>
              </table:table-cell>
              <table:table-cell office:value-type="float" office:value="4462.26577374393">
                <text:p>4462.26577374393</text:p>
              </table:table-cell>
              <table:table-cell office:value-type="float" office:value="47.8362484810556">
                <text:p>47.8362484810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1790">
                <text:p>1790</text:p>
              </table:table-cell>
              <table:table-cell office:value-type="float" office:value="4558.00159972204">
                <text:p>4558.00159972204</text:p>
              </table:table-cell>
              <table:table-cell office:value-type="float" office:value="143.572074459172">
                <text:p>143.572074459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5376.10774898959">
                <text:p>5376.10774898959</text:p>
              </table:table-cell>
              <table:table-cell office:value-type="float" office:value="961.678223726713">
                <text:p>961.678223726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5">
                <text:p>4.05</text:p>
              </table:table-cell>
              <table:table-cell office:value-type="float" office:value="170">
                <text:p>170</text:p>
              </table:table-cell>
              <table:table-cell office:value-type="float" office:value="4478.22174474028">
                <text:p>4478.22174474028</text:p>
              </table:table-cell>
              <table:table-cell office:value-type="float" office:value="63.7922194774083">
                <text:p>63.7922194774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4364.20907925725">
                <text:p>4364.20907925725</text:p>
              </table:table-cell>
              <table:table-cell office:value-type="float" office:value="-50.2204460056213">
                <text:p>-50.2204460056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">
                <text:p>0.023</text:p>
              </table:table-cell>
              <table:table-cell office:value-type="float" office:value="0.4">
                <text:p>0.4</text:p>
              </table:table-cell>
              <table:table-cell office:value-type="float" office:value="4361.39502619062">
                <text:p>4361.39502619062</text:p>
              </table:table-cell>
              <table:table-cell office:value-type="float" office:value="-53.0344990722508">
                <text:p>-53.0344990722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.25">
                <text:p>0.25</text:p>
              </table:table-cell>
              <table:table-cell office:value-type="float" office:value="4361.01788505798">
                <text:p>4361.01788505798</text:p>
              </table:table-cell>
              <table:table-cell office:value-type="float" office:value="-53.4116402048919">
                <text:p>-53.4116402048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">
                <text:p>1.4</text:p>
              </table:table-cell>
              <table:table-cell office:value-type="float" office:value="12.5">
                <text:p>12.5</text:p>
              </table:table-cell>
              <table:table-cell office:value-type="float" office:value="4401.34297539422">
                <text:p>4401.34297539422</text:p>
              </table:table-cell>
              <table:table-cell office:value-type="float" office:value="-13.0865498686549">
                <text:p>-13.08654986865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0">
                <text:p>250</text:p>
              </table:table-cell>
              <table:table-cell office:value-type="float" office:value="4900">
                <text:p>4900</text:p>
              </table:table-cell>
              <table:table-cell office:value-type="float" office:value="11613.4418657457">
                <text:p>11613.4418657457</text:p>
              </table:table-cell>
              <table:table-cell office:value-type="float" office:value="7199.01234048279">
                <text:p>7199.01234048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">
                <text:p>2.5</text:p>
              </table:table-cell>
              <table:table-cell office:value-type="float" office:value="12.1">
                <text:p>12.1</text:p>
              </table:table-cell>
              <table:table-cell office:value-type="float" office:value="4433.25491738692">
                <text:p>4433.25491738692</text:p>
              </table:table-cell>
              <table:table-cell office:value-type="float" office:value="18.8253921240506">
                <text:p>18.82539212405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5">
                <text:p>55.5</text:p>
              </table:table-cell>
              <table:table-cell office:value-type="float" office:value="175">
                <text:p>175</text:p>
              </table:table-cell>
              <table:table-cell office:value-type="float" office:value="5970.83030430819">
                <text:p>5970.83030430819</text:p>
              </table:table-cell>
              <table:table-cell office:value-type="float" office:value="1556.40077904532">
                <text:p>1556.400779045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1570">
                <text:p>1570</text:p>
              </table:table-cell>
              <table:table-cell office:value-type="float" office:value="7261.81341219491">
                <text:p>7261.81341219491</text:p>
              </table:table-cell>
              <table:table-cell office:value-type="float" office:value="2847.38388693204">
                <text:p>2847.38388693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16">
                <text:p>52.16</text:p>
              </table:table-cell>
              <table:table-cell office:value-type="float" office:value="44011">
                <text:p>44011</text:p>
              </table:table-cell>
              <table:table-cell office:value-type="float" office:value="5873.93404407579">
                <text:p>5873.93404407579</text:p>
              </table:table-cell>
              <table:table-cell office:value-type="float" office:value="1459.50451881292">
                <text:p>1459.5045188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